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6mm"/>
    </style:style>
    <style:style style:name="co2" style:family="table-column">
      <style:table-column-properties fo:break-before="auto" style:column-width="85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dventures of Batman and Robi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fter Burner 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ltered Beast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Battle Toads &amp; Double Drago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Double Dragon 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Dragon’s Fury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Ghouls’n Ghost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Golden Axe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Mega Turrica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The Punisher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The Revenge of Shinobi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piderman vs Venom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 Fighter 2 Plu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s of Rage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s of Rage 2</text:p>
          </table:table-cell>
          <table:table-cell office:value-type="string" calcext:value-type="string">
            <text:p>PSG sounds off tune on character selection scre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2:08:23.600586671</meta:creation-date>
    <dc:date>2018-10-13T12:41:38.647427524</dc:date>
    <meta:editing-duration>PT4M17S</meta:editing-duration>
    <meta:editing-cycles>1</meta:editing-cycles>
    <meta:document-statistic meta:table-count="1" meta:cell-count="35" meta:object-count="0"/>
    <meta:generator>LibreOffice/6.0.6.2$Linux_x86 LibreOffice_project/00m0$Build-2</meta:generator>
  </office:meta>
</office:document-meta>
</file>